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>
      <style:paragraph-properties fo:margin-top="0cm" fo:margin-bottom="0.499cm"/>
    </style:style>
    <style:style style:name="P4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Поиск элементов с помощью Selenium</text:h>
      <text:p text:style-name="Text_20_body"/>
      <text:p text:style-name="Text_20_body">Существуют следующие методы поиска элементов:</text:p>
      <text:list xml:id="list4414249094366164657" text:style-name="L1">
        <text:list-item>
          <text:p text:style-name="P2"><text:span text:style-name="Strong_20_Emphasis">find_element(By.ID, value)</text:span> — поиск по уникальному атрибуту id элемента. Если ваши разработчики проставляют всем элементам в приложении уникальный id, то вам повезло, и вы чаще всего будет использовать этот метод, так как он наиболее стабильный; </text:p>
        </text:list-item>
        <text:list-item>
          <text:p text:style-name="P2"><text:span text:style-name="Strong_20_Emphasis">find_element(By.CSS_SELECTOR, value)</text:span> — поиск элемента с помощью правил на основе CSS. Это универсальный метод поиска, так как большинство веб-приложений использует CSS для вёрстки и задания оформления страницам. Если find_element_by_id вам не подходит из-за отсутствия id у элементов, то скорее всего вы будете использовать именно этот метод в ваших тестах; </text:p>
        </text:list-item>
        <text:list-item>
          <text:p text:style-name="P2"><text:span text:style-name="Strong_20_Emphasis">find_element(By.XPATH, value)</text:span> — поиск с помощью языка запросов XPath, позволяет выполнять очень гибкий поиск элементов; </text:p>
        </text:list-item>
        <text:list-item>
          <text:p text:style-name="P2"><text:span text:style-name="Strong_20_Emphasis">find_element(By.NAME, value)</text:span> — поиск по атрибуту name элемента; </text:p>
        </text:list-item>
        <text:list-item>
          <text:p text:style-name="P2"><text:span text:style-name="Strong_20_Emphasis">find_element(By.TAG_NAME, value)</text:span> — поиск элемента по названию тега элемента; </text:p>
        </text:list-item>
        <text:list-item>
          <text:p text:style-name="P2"><text:span text:style-name="Strong_20_Emphasis">find_element(By.CLASS_NAME, value)</text:span> — поиск по значению атрибута class; </text:p>
        </text:list-item>
        <text:list-item>
          <text:p text:style-name="P2"><text:span text:style-name="Strong_20_Emphasis">find_element(By.LINK_TEXT, value) </text:span>— поиск ссылки на странице по полному совпадению; </text:p>
        </text:list-item>
        <text:list-item>
          <text:p text:style-name="P1"><text:span text:style-name="Strong_20_Emphasis">find_element(By.PARTIAL_LINK_TEXT, value) </text:span>— поиск ссылки на странице, если текст селектора совпадает с любой частью текста ссылки. </text:p>
        </text:list-item>
      </text:list>
      <text:p text:style-name="Text_20_body"/>
      <text:p text:style-name="Text_20_body"><text:a xlink:type="simple" xlink:href="https://kreisfahrer.gitbooks.io/selenium-webdriver/content/webdriver_intro/tipi_lokatorov.html" text:style-name="Internet_20_link" text:visited-style-name="Visited_20_Internet_20_Link">https://kreisfahrer.gitbooks.io/selenium-webdriver/content/webdriver_intro/tipi_lokatorov.html</text:a></text:p>
      <text:p text:style-name="Text_20_body"/>
      <text:p text:style-name="Text_20_body">--------------------------------------------------------------------------------------------------------</text:p>
      <text:p text:style-name="Text_20_body">first_window = browser.window_handles[0]</text:p>
      <text:p text:style-name="Text_20_body">print('first_window =',first_window)</text:p>
      <text:p text:style-name="Text_20_body">new_window = browser.window_handles[1]</text:p>
      <text:p text:style-name="Text_20_body">print('new_window =',new_window)</text:p>
      <text:p text:style-name="Text_20_body">browser.switch_to.window(new_window) <text:s/>#переключились на нужную вкладку</text:p>
      <text:p text:style-name="Text_20_body">--------------------------------------------------------------------------------------------------------</text:p>
      <text:p text:style-name="Preformatted_20_Text"><text:span text:style-name="Source_20_Text">browser = webdriver.Chrome()</text:span></text:p>
      <text:p text:style-name="Preformatted_20_Text"><text:span text:style-name="Source_20_Text"># говорим WebDriver искать каждый элемент в течение 5 секунд</text:span></text:p>
      <text:p text:style-name="P4"><text:span text:style-name="Source_20_Text">browser.implicitly_wait(5)</text:span></text:p>
      <text:p text:style-name="P3">--------------------------------------------------------------------------------------------------------</text:p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4S</meta:editing-duration>
    <meta:editing-cycles>6</meta:editing-cycles>
    <meta:generator>OpenOffice/4.1.13$Win32 OpenOffice.org_project/4113m1$Build-9810</meta:generator>
    <dc:date>2024-02-11T21:49:03.97</dc:date>
    <dc:creator>Виктор Китанов</dc:creator>
    <meta:document-statistic meta:table-count="0" meta:image-count="0" meta:object-count="0" meta:page-count="1" meta:paragraph-count="22" meta:word-count="201" meta:character-count="1973"/>
    <meta:user-defined meta:name="Info 1"/>
    <meta:user-defined meta:name="Info 2"/>
    <meta:user-defined meta:name="Info 3"/>
    <meta:user-defined meta:name="Info 4"/>
  </office:meta>
</office:document-meta>
</file>